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observatio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eature_1</text:p>
          </table:table-cell>
          <table:table-cell office:value-type="string" calcext:value-type="string">
            <text:p>feature_2</text:p>
          </table:table-cell>
          <table:table-cell office:value-type="string" calcext:value-type="string">
            <text:p>feature_3</text:p>
          </table:table-cell>
          <table:table-cell office:value-type="string" calcext:value-type="string">
            <text:p>feature_4</text:p>
          </table:table-cell>
          <table:table-cell office:value-type="string" calcext:value-type="string">
            <text:p>feature_5</text:p>
          </table:table-cell>
        </table:table-row>
        <table:table-row table:style-name="ro1">
          <table:table-cell office:value-type="string" calcext:value-type="string">
            <text:p>observation_1</text:p>
          </table:table-cell>
          <table:table-cell office:value-type="string" calcext:value-type="string">
            <text:p>group_1</text:p>
          </table:table-cell>
          <table:table-cell office:value-type="float" office:value="0.0137545774788819" calcext:value-type="float">
            <text:p>0.013754577478882</text:p>
          </table:table-cell>
          <table:table-cell office:value-type="float" office:value="0.00126542178043838" calcext:value-type="float">
            <text:p>0.001265421780438</text:p>
          </table:table-cell>
          <table:table-cell office:value-type="float" office:value="0.946752327169194" calcext:value-type="float">
            <text:p>0.946752327169194</text:p>
          </table:table-cell>
          <table:table-cell office:value-type="float" office:value="0.956300605241268" calcext:value-type="float">
            <text:p>0.956300605241268</text:p>
          </table:table-cell>
          <table:table-cell office:value-type="float" office:value="0.452123792413219" calcext:value-type="float">
            <text:p>0.452123792413219</text:p>
          </table:table-cell>
        </table:table-row>
        <table:table-row table:style-name="ro1">
          <table:table-cell office:value-type="string" calcext:value-type="string">
            <text:p>observation_2</text:p>
          </table:table-cell>
          <table:table-cell office:value-type="string" calcext:value-type="string">
            <text:p>group_1</text:p>
          </table:table-cell>
          <table:table-cell office:value-type="float" office:value="0.0591734154392203" calcext:value-type="float">
            <text:p>0.05917341543922</text:p>
          </table:table-cell>
          <table:table-cell office:value-type="float" office:value="0.019800860265492" calcext:value-type="float">
            <text:p>0.019800860265492</text:p>
          </table:table-cell>
          <table:table-cell office:value-type="float" office:value="0.945478204659405" calcext:value-type="float">
            <text:p>0.945478204659405</text:p>
          </table:table-cell>
          <table:table-cell office:value-type="float" office:value="0.955447734770914" calcext:value-type="float">
            <text:p>0.955447734770914</text:p>
          </table:table-cell>
          <table:table-cell office:value-type="float" office:value="0.816860200288004" calcext:value-type="float">
            <text:p>0.816860200288004</text:p>
          </table:table-cell>
        </table:table-row>
        <table:table-row table:style-name="ro1">
          <table:table-cell office:value-type="string" calcext:value-type="string">
            <text:p>observation_3</text:p>
          </table:table-cell>
          <table:table-cell office:value-type="string" calcext:value-type="string">
            <text:p>group_1</text:p>
          </table:table-cell>
          <table:table-cell office:value-type="float" office:value="0.0743749946851745" calcext:value-type="float">
            <text:p>0.074374994685175</text:p>
          </table:table-cell>
          <table:table-cell office:value-type="float" office:value="0.0505346625208997" calcext:value-type="float">
            <text:p>0.0505346625209</text:p>
          </table:table-cell>
          <table:table-cell office:value-type="float" office:value="0.866601648307605" calcext:value-type="float">
            <text:p>0.866601648307605</text:p>
          </table:table-cell>
          <table:table-cell office:value-type="float" office:value="0.947901243015997" calcext:value-type="float">
            <text:p>0.947901243015997</text:p>
          </table:table-cell>
          <table:table-cell office:value-type="float" office:value="0.275261641504041" calcext:value-type="float">
            <text:p>0.275261641504041</text:p>
          </table:table-cell>
        </table:table-row>
        <table:table-row table:style-name="ro1">
          <table:table-cell office:value-type="string" calcext:value-type="string">
            <text:p>observation_4</text:p>
          </table:table-cell>
          <table:table-cell office:value-type="string" calcext:value-type="string">
            <text:p>group_1</text:p>
          </table:table-cell>
          <table:table-cell office:value-type="float" office:value="0.0822178842367252" calcext:value-type="float">
            <text:p>0.082217884236725</text:p>
          </table:table-cell>
          <table:table-cell office:value-type="float" office:value="0.0520698533992332" calcext:value-type="float">
            <text:p>0.052069853399233</text:p>
          </table:table-cell>
          <table:table-cell office:value-type="float" office:value="0.859899643178042" calcext:value-type="float">
            <text:p>0.859899643178042</text:p>
          </table:table-cell>
          <table:table-cell office:value-type="float" office:value="0.81210250445544" calcext:value-type="float">
            <text:p>0.81210250445544</text:p>
          </table:table-cell>
          <table:table-cell office:value-type="float" office:value="0.112225090511995" calcext:value-type="float">
            <text:p>0.112225090511995</text:p>
          </table:table-cell>
        </table:table-row>
        <table:table-row table:style-name="ro1">
          <table:table-cell office:value-type="string" calcext:value-type="string">
            <text:p>observation_5</text:p>
          </table:table-cell>
          <table:table-cell office:value-type="string" calcext:value-type="string">
            <text:p>group_1</text:p>
          </table:table-cell>
          <table:table-cell office:value-type="float" office:value="0.104779264936354" calcext:value-type="float">
            <text:p>0.104779264936354</text:p>
          </table:table-cell>
          <table:table-cell office:value-type="float" office:value="0.0635876668322507" calcext:value-type="float">
            <text:p>0.063587666832251</text:p>
          </table:table-cell>
          <table:table-cell office:value-type="float" office:value="0.849905781016124" calcext:value-type="float">
            <text:p>0.849905781016124</text:p>
          </table:table-cell>
          <table:table-cell office:value-type="float" office:value="0.809795322369106" calcext:value-type="float">
            <text:p>0.809795322369106</text:p>
          </table:table-cell>
          <table:table-cell office:value-type="float" office:value="0.308297879847685" calcext:value-type="float">
            <text:p>0.308297879847685</text:p>
          </table:table-cell>
        </table:table-row>
        <table:table-row table:style-name="ro1">
          <table:table-cell office:value-type="string" calcext:value-type="string">
            <text:p>observation_6</text:p>
          </table:table-cell>
          <table:table-cell office:value-type="string" calcext:value-type="string">
            <text:p>group_2</text:p>
          </table:table-cell>
          <table:table-cell office:value-type="float" office:value="0.111348376561397" calcext:value-type="float">
            <text:p>0.111348376561397</text:p>
          </table:table-cell>
          <table:table-cell office:value-type="float" office:value="0.163227825835732" calcext:value-type="float">
            <text:p>0.163227825835732</text:p>
          </table:table-cell>
          <table:table-cell office:value-type="float" office:value="0.822867234751939" calcext:value-type="float">
            <text:p>0.822867234751939</text:p>
          </table:table-cell>
          <table:table-cell office:value-type="float" office:value="0.801661002669054" calcext:value-type="float">
            <text:p>0.801661002669054</text:p>
          </table:table-cell>
          <table:table-cell office:value-type="float" office:value="0.439647603510157" calcext:value-type="float">
            <text:p>0.439647603510157</text:p>
          </table:table-cell>
        </table:table-row>
        <table:table-row table:style-name="ro1">
          <table:table-cell office:value-type="string" calcext:value-type="string">
            <text:p>observation_7</text:p>
          </table:table-cell>
          <table:table-cell office:value-type="string" calcext:value-type="string">
            <text:p>group_2</text:p>
          </table:table-cell>
          <table:table-cell office:value-type="float" office:value="0.175420539861319" calcext:value-type="float">
            <text:p>0.175420539861319</text:p>
          </table:table-cell>
          <table:table-cell office:value-type="float" office:value="0.20146687961526" calcext:value-type="float">
            <text:p>0.20146687961526</text:p>
          </table:table-cell>
          <table:table-cell office:value-type="float" office:value="0.759891596394337" calcext:value-type="float">
            <text:p>0.759891596394337</text:p>
          </table:table-cell>
          <table:table-cell office:value-type="float" office:value="0.677614074129609" calcext:value-type="float">
            <text:p>0.677614074129609</text:p>
          </table:table-cell>
          <table:table-cell office:value-type="float" office:value="0.594098026751291" calcext:value-type="float">
            <text:p>0.594098026751291</text:p>
          </table:table-cell>
        </table:table-row>
        <table:table-row table:style-name="ro1">
          <table:table-cell office:value-type="string" calcext:value-type="string">
            <text:p>observation_8</text:p>
          </table:table-cell>
          <table:table-cell office:value-type="string" calcext:value-type="string">
            <text:p>group_2</text:p>
          </table:table-cell>
          <table:table-cell office:value-type="float" office:value="0.177004295989582" calcext:value-type="float">
            <text:p>0.177004295989582</text:p>
          </table:table-cell>
          <table:table-cell office:value-type="float" office:value="0.222322351066147" calcext:value-type="float">
            <text:p>0.222322351066147</text:p>
          </table:table-cell>
          <table:table-cell office:value-type="float" office:value="0.709397637854972" calcext:value-type="float">
            <text:p>0.709397637854972</text:p>
          </table:table-cell>
          <table:table-cell office:value-type="float" office:value="0.673527242866965" calcext:value-type="float">
            <text:p>0.673527242866965</text:p>
          </table:table-cell>
          <table:table-cell office:value-type="float" office:value="0.943253879048081" calcext:value-type="float">
            <text:p>0.943253879048081</text:p>
          </table:table-cell>
        </table:table-row>
        <table:table-row table:style-name="ro1">
          <table:table-cell office:value-type="string" calcext:value-type="string">
            <text:p>observation_9</text:p>
          </table:table-cell>
          <table:table-cell office:value-type="string" calcext:value-type="string">
            <text:p>group_2</text:p>
          </table:table-cell>
          <table:table-cell office:value-type="float" office:value="0.216685398453822" calcext:value-type="float">
            <text:p>0.216685398453822</text:p>
          </table:table-cell>
          <table:table-cell office:value-type="float" office:value="0.25383813097579" calcext:value-type="float">
            <text:p>0.25383813097579</text:p>
          </table:table-cell>
          <table:table-cell office:value-type="float" office:value="0.672537188175867" calcext:value-type="float">
            <text:p>0.672537188175867</text:p>
          </table:table-cell>
          <table:table-cell office:value-type="float" office:value="0.657047868855" calcext:value-type="float">
            <text:p>0.657047868855</text:p>
          </table:table-cell>
          <table:table-cell office:value-type="float" office:value="0.130402573097423" calcext:value-type="float">
            <text:p>0.130402573097423</text:p>
          </table:table-cell>
        </table:table-row>
        <table:table-row table:style-name="ro1">
          <table:table-cell office:value-type="string" calcext:value-type="string">
            <text:p>observation_10</text:p>
          </table:table-cell>
          <table:table-cell office:value-type="string" calcext:value-type="string">
            <text:p>group_2</text:p>
          </table:table-cell>
          <table:table-cell office:value-type="float" office:value="0.255121934269863" calcext:value-type="float">
            <text:p>0.255121934269863</text:p>
          </table:table-cell>
          <table:table-cell office:value-type="float" office:value="0.316415388957245" calcext:value-type="float">
            <text:p>0.316415388957245</text:p>
          </table:table-cell>
          <table:table-cell office:value-type="float" office:value="0.61083111703848" calcext:value-type="float">
            <text:p>0.61083111703848</text:p>
          </table:table-cell>
          <table:table-cell office:value-type="float" office:value="0.647663076132175" calcext:value-type="float">
            <text:p>0.647663076132175</text:p>
          </table:table-cell>
          <table:table-cell office:value-type="float" office:value="0.295538514440146" calcext:value-type="float">
            <text:p>0.295538514440146</text:p>
          </table:table-cell>
        </table:table-row>
        <table:table-row table:style-name="ro1">
          <table:table-cell office:value-type="string" calcext:value-type="string">
            <text:p>observation_11</text:p>
          </table:table-cell>
          <table:table-cell office:value-type="string" calcext:value-type="string">
            <text:p>group_3</text:p>
          </table:table-cell>
          <table:table-cell office:value-type="float" office:value="0.269558216122089" calcext:value-type="float">
            <text:p>0.269558216122089</text:p>
          </table:table-cell>
          <table:table-cell office:value-type="float" office:value="0.361321651524285" calcext:value-type="float">
            <text:p>0.361321651524285</text:p>
          </table:table-cell>
          <table:table-cell office:value-type="float" office:value="0.583716929195168" calcext:value-type="float">
            <text:p>0.583716929195168</text:p>
          </table:table-cell>
          <table:table-cell office:value-type="float" office:value="0.615479072173395" calcext:value-type="float">
            <text:p>0.615479072173395</text:p>
          </table:table-cell>
          <table:table-cell office:value-type="float" office:value="0.337529425872195" calcext:value-type="float">
            <text:p>0.337529425872195</text:p>
          </table:table-cell>
        </table:table-row>
        <table:table-row table:style-name="ro1">
          <table:table-cell office:value-type="string" calcext:value-type="string">
            <text:p>observation_12</text:p>
          </table:table-cell>
          <table:table-cell office:value-type="string" calcext:value-type="string">
            <text:p>group_3</text:p>
          </table:table-cell>
          <table:table-cell office:value-type="float" office:value="0.312189401922444" calcext:value-type="float">
            <text:p>0.312189401922444</text:p>
          </table:table-cell>
          <table:table-cell office:value-type="float" office:value="0.425739887570635" calcext:value-type="float">
            <text:p>0.425739887570635</text:p>
          </table:table-cell>
          <table:table-cell office:value-type="float" office:value="0.550618222987351" calcext:value-type="float">
            <text:p>0.550618222987351</text:p>
          </table:table-cell>
          <table:table-cell office:value-type="float" office:value="0.609554672417404" calcext:value-type="float">
            <text:p>0.609554672417404</text:p>
          </table:table-cell>
          <table:table-cell office:value-type="float" office:value="0.555861933187364" calcext:value-type="float">
            <text:p>0.555861933187364</text:p>
          </table:table-cell>
        </table:table-row>
        <table:table-row table:style-name="ro1">
          <table:table-cell office:value-type="string" calcext:value-type="string">
            <text:p>observation_13</text:p>
          </table:table-cell>
          <table:table-cell office:value-type="string" calcext:value-type="string">
            <text:p>group_3</text:p>
          </table:table-cell>
          <table:table-cell office:value-type="float" office:value="0.364180907823252" calcext:value-type="float">
            <text:p>0.364180907823252</text:p>
          </table:table-cell>
          <table:table-cell office:value-type="float" office:value="0.524110592856343" calcext:value-type="float">
            <text:p>0.524110592856343</text:p>
          </table:table-cell>
          <table:table-cell office:value-type="float" office:value="0.498767496503744" calcext:value-type="float">
            <text:p>0.498767496503744</text:p>
          </table:table-cell>
          <table:table-cell office:value-type="float" office:value="0.591297582825089" calcext:value-type="float">
            <text:p>0.591297582825089</text:p>
          </table:table-cell>
          <table:table-cell office:value-type="float" office:value="0.495139472263202" calcext:value-type="float">
            <text:p>0.495139472263202</text:p>
          </table:table-cell>
        </table:table-row>
        <table:table-row table:style-name="ro1">
          <table:table-cell office:value-type="string" calcext:value-type="string">
            <text:p>observation_14</text:p>
          </table:table-cell>
          <table:table-cell office:value-type="string" calcext:value-type="string">
            <text:p>group_3</text:p>
          </table:table-cell>
          <table:table-cell office:value-type="float" office:value="0.389649373919813" calcext:value-type="float">
            <text:p>0.389649373919813</text:p>
          </table:table-cell>
          <table:table-cell office:value-type="float" office:value="0.527640068796059" calcext:value-type="float">
            <text:p>0.527640068796059</text:p>
          </table:table-cell>
          <table:table-cell office:value-type="float" office:value="0.488466120061029" calcext:value-type="float">
            <text:p>0.488466120061029</text:p>
          </table:table-cell>
          <table:table-cell office:value-type="float" office:value="0.544849745750863" calcext:value-type="float">
            <text:p>0.544849745750863</text:p>
          </table:table-cell>
          <table:table-cell office:value-type="float" office:value="0.125772717182653" calcext:value-type="float">
            <text:p>0.125772717182653</text:p>
          </table:table-cell>
        </table:table-row>
        <table:table-row table:style-name="ro1">
          <table:table-cell office:value-type="string" calcext:value-type="string">
            <text:p>observation_15</text:p>
          </table:table-cell>
          <table:table-cell office:value-type="string" calcext:value-type="string">
            <text:p>group_3</text:p>
          </table:table-cell>
          <table:table-cell office:value-type="float" office:value="0.433324309703235" calcext:value-type="float">
            <text:p>0.433324309703235</text:p>
          </table:table-cell>
          <table:table-cell office:value-type="float" office:value="0.528253117321497" calcext:value-type="float">
            <text:p>0.528253117321497</text:p>
          </table:table-cell>
          <table:table-cell office:value-type="float" office:value="0.399559096042723" calcext:value-type="float">
            <text:p>0.399559096042723</text:p>
          </table:table-cell>
          <table:table-cell office:value-type="float" office:value="0.507813951177707" calcext:value-type="float">
            <text:p>0.507813951177707</text:p>
          </table:table-cell>
          <table:table-cell office:value-type="float" office:value="0.256676710812994" calcext:value-type="float">
            <text:p>0.256676710812994</text:p>
          </table:table-cell>
        </table:table-row>
        <table:table-row table:style-name="ro1">
          <table:table-cell office:value-type="string" calcext:value-type="string">
            <text:p>observation_16</text:p>
          </table:table-cell>
          <table:table-cell office:value-type="string" calcext:value-type="string">
            <text:p>group_4</text:p>
          </table:table-cell>
          <table:table-cell office:value-type="float" office:value="0.485299239693252" calcext:value-type="float">
            <text:p>0.485299239693252</text:p>
          </table:table-cell>
          <table:table-cell office:value-type="float" office:value="0.52840406442485" calcext:value-type="float">
            <text:p>0.52840406442485</text:p>
          </table:table-cell>
          <table:table-cell office:value-type="float" office:value="0.374947079803741" calcext:value-type="float">
            <text:p>0.374947079803741</text:p>
          </table:table-cell>
          <table:table-cell office:value-type="float" office:value="0.479844337117972" calcext:value-type="float">
            <text:p>0.479844337117972</text:p>
          </table:table-cell>
          <table:table-cell office:value-type="float" office:value="0.714279582232595" calcext:value-type="float">
            <text:p>0.714279582232595</text:p>
          </table:table-cell>
        </table:table-row>
        <table:table-row table:style-name="ro1">
          <table:table-cell office:value-type="string" calcext:value-type="string">
            <text:p>observation_17</text:p>
          </table:table-cell>
          <table:table-cell office:value-type="string" calcext:value-type="string">
            <text:p>group_4</text:p>
          </table:table-cell>
          <table:table-cell office:value-type="float" office:value="0.649326568040391" calcext:value-type="float">
            <text:p>0.649326568040391</text:p>
          </table:table-cell>
          <table:table-cell office:value-type="float" office:value="0.535442811097099" calcext:value-type="float">
            <text:p>0.535442811097099</text:p>
          </table:table-cell>
          <table:table-cell office:value-type="float" office:value="0.36904022226608" calcext:value-type="float">
            <text:p>0.36904022226608</text:p>
          </table:table-cell>
          <table:table-cell office:value-type="float" office:value="0.422571000772205" calcext:value-type="float">
            <text:p>0.422571000772205</text:p>
          </table:table-cell>
          <table:table-cell office:value-type="float" office:value="0.191821804930386" calcext:value-type="float">
            <text:p>0.191821804930386</text:p>
          </table:table-cell>
        </table:table-row>
        <table:table-row table:style-name="ro1">
          <table:table-cell office:value-type="string" calcext:value-type="string">
            <text:p>observation_18</text:p>
          </table:table-cell>
          <table:table-cell office:value-type="string" calcext:value-type="string">
            <text:p>group_4</text:p>
          </table:table-cell>
          <table:table-cell office:value-type="float" office:value="0.686023497243138" calcext:value-type="float">
            <text:p>0.686023497243138</text:p>
          </table:table-cell>
          <table:table-cell office:value-type="float" office:value="0.7384969468099" calcext:value-type="float">
            <text:p>0.7384969468099</text:p>
          </table:table-cell>
          <table:table-cell office:value-type="float" office:value="0.367538827472898" calcext:value-type="float">
            <text:p>0.367538827472898</text:p>
          </table:table-cell>
          <table:table-cell office:value-type="float" office:value="0.183621049933538" calcext:value-type="float">
            <text:p>0.183621049933538</text:p>
          </table:table-cell>
          <table:table-cell office:value-type="float" office:value="0.57273696737475" calcext:value-type="float">
            <text:p>0.57273696737475</text:p>
          </table:table-cell>
        </table:table-row>
        <table:table-row table:style-name="ro1">
          <table:table-cell office:value-type="string" calcext:value-type="string">
            <text:p>observation_19</text:p>
          </table:table-cell>
          <table:table-cell office:value-type="string" calcext:value-type="string">
            <text:p>group_4</text:p>
          </table:table-cell>
          <table:table-cell office:value-type="float" office:value="0.692041468867404" calcext:value-type="float">
            <text:p>0.692041468867404</text:p>
          </table:table-cell>
          <table:table-cell office:value-type="float" office:value="0.760733232200537" calcext:value-type="float">
            <text:p>0.760733232200537</text:p>
          </table:table-cell>
          <table:table-cell office:value-type="float" office:value="0.360068076605059" calcext:value-type="float">
            <text:p>0.360068076605059</text:p>
          </table:table-cell>
          <table:table-cell office:value-type="float" office:value="0.183537323035956" calcext:value-type="float">
            <text:p>0.183537323035956</text:p>
          </table:table-cell>
          <table:table-cell office:value-type="float" office:value="0.864844569265444" calcext:value-type="float">
            <text:p>0.864844569265444</text:p>
          </table:table-cell>
        </table:table-row>
        <table:table-row table:style-name="ro1">
          <table:table-cell office:value-type="string" calcext:value-type="string">
            <text:p>observation_20</text:p>
          </table:table-cell>
          <table:table-cell office:value-type="string" calcext:value-type="string">
            <text:p>group_4</text:p>
          </table:table-cell>
          <table:table-cell office:value-type="float" office:value="0.758903080872848" calcext:value-type="float">
            <text:p>0.758903080872848</text:p>
          </table:table-cell>
          <table:table-cell office:value-type="float" office:value="0.765994472467405" calcext:value-type="float">
            <text:p>0.765994472467405</text:p>
          </table:table-cell>
          <table:table-cell office:value-type="float" office:value="0.265940950393021" calcext:value-type="float">
            <text:p>0.265940950393021</text:p>
          </table:table-cell>
          <table:table-cell office:value-type="float" office:value="0.162859723757514" calcext:value-type="float">
            <text:p>0.162859723757514</text:p>
          </table:table-cell>
          <table:table-cell office:value-type="float" office:value="0.926307776345691" calcext:value-type="float">
            <text:p>0.926307776345691</text:p>
          </table:table-cell>
        </table:table-row>
        <table:table-row table:style-name="ro1">
          <table:table-cell office:value-type="string" calcext:value-type="string">
            <text:p>observation_21</text:p>
          </table:table-cell>
          <table:table-cell office:value-type="string" calcext:value-type="string">
            <text:p>group_5</text:p>
          </table:table-cell>
          <table:table-cell office:value-type="float" office:value="0.759865077459246" calcext:value-type="float">
            <text:p>0.759865077459246</text:p>
          </table:table-cell>
          <table:table-cell office:value-type="float" office:value="0.815239995771321" calcext:value-type="float">
            <text:p>0.815239995771321</text:p>
          </table:table-cell>
          <table:table-cell office:value-type="float" office:value="0.238529703185793" calcext:value-type="float">
            <text:p>0.238529703185793</text:p>
          </table:table-cell>
          <table:table-cell office:value-type="float" office:value="0.150821472340174" calcext:value-type="float">
            <text:p>0.150821472340174</text:p>
          </table:table-cell>
          <table:table-cell office:value-type="float" office:value="0.364407500048019" calcext:value-type="float">
            <text:p>0.364407500048019</text:p>
          </table:table-cell>
        </table:table-row>
        <table:table-row table:style-name="ro1">
          <table:table-cell office:value-type="string" calcext:value-type="string">
            <text:p>observation_22</text:p>
          </table:table-cell>
          <table:table-cell office:value-type="string" calcext:value-type="string">
            <text:p>group_5</text:p>
          </table:table-cell>
          <table:table-cell office:value-type="float" office:value="0.821917956559481" calcext:value-type="float">
            <text:p>0.821917956559481</text:p>
          </table:table-cell>
          <table:table-cell office:value-type="float" office:value="0.827524017095067" calcext:value-type="float">
            <text:p>0.827524017095067</text:p>
          </table:table-cell>
          <table:table-cell office:value-type="float" office:value="0.159601450421398" calcext:value-type="float">
            <text:p>0.159601450421398</text:p>
          </table:table-cell>
          <table:table-cell office:value-type="float" office:value="0.102699218634772" calcext:value-type="float">
            <text:p>0.102699218634772</text:p>
          </table:table-cell>
          <table:table-cell office:value-type="float" office:value="0.22961222573024" calcext:value-type="float">
            <text:p>0.22961222573024</text:p>
          </table:table-cell>
        </table:table-row>
        <table:table-row table:style-name="ro1">
          <table:table-cell office:value-type="string" calcext:value-type="string">
            <text:p>observation_23</text:p>
          </table:table-cell>
          <table:table-cell office:value-type="string" calcext:value-type="string">
            <text:p>group_5</text:p>
          </table:table-cell>
          <table:table-cell office:value-type="float" office:value="0.845121906386311" calcext:value-type="float">
            <text:p>0.845121906386311</text:p>
          </table:table-cell>
          <table:table-cell office:value-type="float" office:value="0.883841982904891" calcext:value-type="float">
            <text:p>0.883841982904891</text:p>
          </table:table-cell>
          <table:table-cell office:value-type="float" office:value="0.0969684350236198" calcext:value-type="float">
            <text:p>0.09696843502362</text:p>
          </table:table-cell>
          <table:table-cell office:value-type="float" office:value="0.101113263404685" calcext:value-type="float">
            <text:p>0.101113263404685</text:p>
          </table:table-cell>
          <table:table-cell office:value-type="float" office:value="0.901917725246438" calcext:value-type="float">
            <text:p>0.901917725246438</text:p>
          </table:table-cell>
        </table:table-row>
        <table:table-row table:style-name="ro1">
          <table:table-cell office:value-type="string" calcext:value-type="string">
            <text:p>observation_24</text:p>
          </table:table-cell>
          <table:table-cell office:value-type="string" calcext:value-type="string">
            <text:p>group_5</text:p>
          </table:table-cell>
          <table:table-cell office:value-type="float" office:value="0.919763141561719" calcext:value-type="float">
            <text:p>0.919763141561719</text:p>
          </table:table-cell>
          <table:table-cell office:value-type="float" office:value="0.902205928838777" calcext:value-type="float">
            <text:p>0.902205928838777</text:p>
          </table:table-cell>
          <table:table-cell office:value-type="float" office:value="0.033277191991506" calcext:value-type="float">
            <text:p>0.033277191991506</text:p>
          </table:table-cell>
          <table:table-cell office:value-type="float" office:value="0.00802463719208" calcext:value-type="float">
            <text:p>0.00802463719208</text:p>
          </table:table-cell>
          <table:table-cell office:value-type="float" office:value="0.320923129523236" calcext:value-type="float">
            <text:p>0.320923129523236</text:p>
          </table:table-cell>
        </table:table-row>
        <table:table-row table:style-name="ro1">
          <table:table-cell office:value-type="string" calcext:value-type="string">
            <text:p>observation_25</text:p>
          </table:table-cell>
          <table:table-cell office:value-type="string" calcext:value-type="string">
            <text:p>group_5</text:p>
          </table:table-cell>
          <table:table-cell office:value-type="float" office:value="0.927824070044247" calcext:value-type="float">
            <text:p>0.927824070044247</text:p>
          </table:table-cell>
          <table:table-cell office:value-type="float" office:value="0.9865029816164" calcext:value-type="float">
            <text:p>0.9865029816164</text:p>
          </table:table-cell>
          <table:table-cell office:value-type="float" office:value="0.00247581782421703" calcext:value-type="float">
            <text:p>0.002475817824217</text:p>
          </table:table-cell>
          <table:table-cell office:value-type="float" office:value="0.00161103055390102" calcext:value-type="float">
            <text:p>0.001611030553901</text:p>
          </table:table-cell>
          <table:table-cell office:value-type="float" office:value="0.579391750641422" calcext:value-type="float">
            <text:p>0.579391750641422</text:p>
          </table:table-cell>
        </table:table-row>
      </table:table>
      <table:named-expressions/>
      <table:database-ranges>
        <table:database-range table:name="__Anonymous_Sheet_DB__0" table:target-range-address="Sheet1.I1:Sheet1.I2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 style:data-style-name="N2" text:time-value="19:24:42.415296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1T10:43:19.298633592</meta:creation-date>
    <dc:date>2024-10-11T11:04:19.830922531</dc:date>
    <meta:editing-duration>PT18M55S</meta:editing-duration>
    <meta:editing-cycles>2</meta:editing-cycles>
    <meta:generator>LibreOffice/6.4.7.2$Linux_X86_64 LibreOffice_project/40$Build-2</meta:generator>
    <meta:document-statistic meta:table-count="1" meta:cell-count="182" meta:object-count="0"/>
  </office:meta>
</office:document-meta>
</file>